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8" table:default-cell-style-name="ce1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corer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url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7-18" calcext:value-type="date">
            <text:p>1999/07/18</text:p>
          </table:table-cell>
          <table:table-cell office:value-type="string" calcext:value-type="string">
            <text:p>ceahlaul</text:p>
          </table:table-cell>
          <table:table-cell table:style-name="ce3" office:value-type="string" calcext:value-type="string">
            <text:p>1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perrotta</text:p>
          </table:table-cell>
          <table:table-cell office:value-type="string" calcext:value-type="string">
            <text:p>IUYfYFq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7-28" calcext:value-type="date">
            <text:p>1999/07/28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1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vs2tzY8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7-28" calcext:value-type="date">
            <text:p>1999/07/28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2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4GcEkcH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7-28" calcext:value-type="date">
            <text:p>1999/07/28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3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kjunDoP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7-28" calcext:value-type="date">
            <text:p>1999/07/28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4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ZIWlmM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04" calcext:value-type="date">
            <text:p>1999/08/04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1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zGEUWI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04" calcext:value-type="date">
            <text:p>1999/08/04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2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h2YZGpk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04" calcext:value-type="date">
            <text:p>1999/08/04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3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lmpy8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04" calcext:value-type="date">
            <text:p>1999/08/04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4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RADcmsa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04" calcext:value-type="date">
            <text:p>1999/08/04</text:p>
          </table:table-cell>
          <table:table-cell office:value-type="string" calcext:value-type="string">
            <text:p>rostov</text:p>
          </table:table-cell>
          <table:table-cell table:style-name="ce3" office:value-type="string" calcext:value-type="string">
            <text:p>5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IeM9ENR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10" calcext:value-type="date">
            <text:p>1999/08/10</text:p>
          </table:table-cell>
          <table:table-cell office:value-type="string" calcext:value-type="string">
            <text:p>rennes</text:p>
          </table:table-cell>
          <table:table-cell table:style-name="ce3" office:value-type="string" calcext:value-type="string">
            <text:p>1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feBdfX1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10" calcext:value-type="date">
            <text:p>1999/08/10</text:p>
          </table:table-cell>
          <table:table-cell office:value-type="string" calcext:value-type="string">
            <text:p>rennes</text:p>
          </table:table-cell>
          <table:table-cell table:style-name="ce3" office:value-type="string" calcext:value-type="string">
            <text:p>2-0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op8uzo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24" calcext:value-type="date">
            <text:p>1999/08/24</text:p>
          </table:table-cell>
          <table:table-cell office:value-type="string" calcext:value-type="string">
            <text:p>rennes</text:p>
          </table:table-cell>
          <table:table-cell table:style-name="ce3" office:value-type="string" calcext:value-type="string">
            <text:p>1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yEEt4W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24" calcext:value-type="date">
            <text:p>1999/08/24</text:p>
          </table:table-cell>
          <table:table-cell office:value-type="string" calcext:value-type="string">
            <text:p>rennes</text:p>
          </table:table-cell>
          <table:table-cell table:style-name="ce3" office:value-type="string" calcext:value-type="string">
            <text:p>2-1</text:p>
          </table:table-cell>
          <table:table-cell office:value-type="string" calcext:value-type="string">
            <text:p>intertoto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OG78PM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8-29" calcext:value-type="date">
            <text:p>1999/08/2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1oon11q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2" calcext:value-type="date">
            <text:p>1999/09/1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BTs2xx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6" calcext:value-type="date">
            <text:p>1999/09/16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6" calcext:value-type="date">
            <text:p>1999/09/16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6" calcext:value-type="date">
            <text:p>1999/09/16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6" calcext:value-type="date">
            <text:p>1999/09/16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esnaider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l4EtvcA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6" calcext:value-type="date">
            <text:p>1999/09/16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yqZsdE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9" calcext:value-type="date">
            <text:p>1999/09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Wm49cv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9" calcext:value-type="date">
            <text:p>1999/09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thkenF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9" calcext:value-type="date">
            <text:p>1999/09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bNvWdCb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19" calcext:value-type="date">
            <text:p>1999/09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QhvJyO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30" calcext:value-type="date">
            <text:p>1999/09/30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qY6VYrq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30" calcext:value-type="date">
            <text:p>1999/09/30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mcTzhf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30" calcext:value-type="date">
            <text:p>1999/09/30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Tjg0out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30" calcext:value-type="date">
            <text:p>1999/09/30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h7sGlCE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09-30" calcext:value-type="date">
            <text:p>1999/09/30</text:p>
          </table:table-cell>
          <table:table-cell office:value-type="string" calcext:value-type="string">
            <text:p>omon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QCNkbSY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03" calcext:value-type="date">
            <text:p>1999/10/0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EdyHhB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17" calcext:value-type="date">
            <text:p>1999/10/17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B3yXaj1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21" calcext:value-type="date">
            <text:p>1999/10/21</text:p>
          </table:table-cell>
          <table:table-cell office:value-type="string" calcext:value-type="string">
            <text:p>levski sof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oliseh</text:p>
          </table:table-cell>
          <table:table-cell office:value-type="string" calcext:value-type="string">
            <text:p>esnaider</text:p>
          </table:table-cell>
          <table:table-cell office:value-type="string" calcext:value-type="string">
            <text:p>j6hpxjL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21" calcext:value-type="date">
            <text:p>1999/10/21</text:p>
          </table:table-cell>
          <table:table-cell office:value-type="string" calcext:value-type="string">
            <text:p>levski sof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esnaider</text:p>
          </table:table-cell>
          <table:table-cell office:value-type="string" calcext:value-type="string">
            <text:p>FFAOADA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21" calcext:value-type="date">
            <text:p>1999/10/21</text:p>
          </table:table-cell>
          <table:table-cell office:value-type="string" calcext:value-type="string">
            <text:p>levski sof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Af4xR7R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24" calcext:value-type="date">
            <text:p>1999/10/24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nwyCZ6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0-31" calcext:value-type="date">
            <text:p>1999/10/3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I5MmzL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04" calcext:value-type="date">
            <text:p>1999/11/04</text:p>
          </table:table-cell>
          <table:table-cell office:value-type="string" calcext:value-type="string">
            <text:p>levski sof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mDFTire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1" calcext:value-type="date">
            <text:p>1999/11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koucl4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1" calcext:value-type="date">
            <text:p>1999/11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Pknsld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1" calcext:value-type="date">
            <text:p>1999/11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CAU1Ilo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5" calcext:value-type="date">
            <text:p>1999/11/25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WBuVh0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5" calcext:value-type="date">
            <text:p>1999/11/25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XUGxesK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1-25" calcext:value-type="date">
            <text:p>1999/11/25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kF3RVfv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1" calcext:value-type="date">
            <text:p>1999/12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byotcwv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1" calcext:value-type="date">
            <text:p>1999/12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bAmOdDx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1" calcext:value-type="date">
            <text:p>1999/12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1MlTIKE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4" calcext:value-type="date">
            <text:p>1999/12/0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85IC4aI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4" calcext:value-type="date">
            <text:p>1999/12/0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anpGSq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07" calcext:value-type="date">
            <text:p>1999/12/07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069jVR4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12" calcext:value-type="date">
            <text:p>1999/12/1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7HRZ2Xf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16" calcext:value-type="date">
            <text:p>1999/12/16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esnaider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xiZ8vuV</text:p>
          </table:table-cell>
          <table:table-cell table:number-columns-repeated="56"/>
        </table:table-row>
        <table:table-row table:style-name="ro1">
          <table:table-cell table:style-name="ce2" office:value-type="date" office:date-value="1999-12-19" calcext:value-type="date">
            <text:p>1999/12/1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44NOKK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06" calcext:value-type="date">
            <text:p>2000/01/0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jBqBTaK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09" calcext:value-type="date">
            <text:p>2000/0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MpXuuO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3" calcext:value-type="date">
            <text:p>2000/01/1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t4A8AfU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3" calcext:value-type="date">
            <text:p>2000/01/1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4fw5iwS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3" calcext:value-type="date">
            <text:p>2000/01/1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DMIAo9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6" calcext:value-type="date">
            <text:p>2000/01/16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K8HBrLR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6" calcext:value-type="date">
            <text:p>2000/01/16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mXeyRIB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16" calcext:value-type="date">
            <text:p>2000/01/16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2ad2y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23" calcext:value-type="date">
            <text:p>2000/01/23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KXQ7szf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23" calcext:value-type="date">
            <text:p>2000/01/23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HGrrVv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26" calcext:value-type="date">
            <text:p>2000/01/26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1-30" calcext:value-type="date">
            <text:p>2000/01/30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bUIGLo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05" calcext:value-type="date">
            <text:p>2000/02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TZB5yPQ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13" calcext:value-type="date">
            <text:p>2000/02/1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k6S6JGn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0" calcext:value-type="date">
            <text:p>2000/02/20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O1PqOk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0" calcext:value-type="date">
            <text:p>2000/02/20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f3kLChp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0" calcext:value-type="date">
            <text:p>2000/02/20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wJsLKo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0" calcext:value-type="date">
            <text:p>2000/02/20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esnaider</text:p>
          </table:table-cell>
          <table:table-cell office:value-type="string" calcext:value-type="string">
            <text:p>GD8RNQk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7" calcext:value-type="date">
            <text:p>2000/02/27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P3VzX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2-27" calcext:value-type="date">
            <text:p>2000/02/27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wMQ5H4P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02" calcext:value-type="date">
            <text:p>2000/03/02</text:p>
          </table:table-cell>
          <table:table-cell office:value-type="string" calcext:value-type="string">
            <text:p>celta vigo 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tRyKTL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05" calcext:value-type="date">
            <text:p>2000/03/0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rz2pbgo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05" calcext:value-type="date">
            <text:p>2000/03/0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Hr3NfD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12" calcext:value-type="date">
            <text:p>2000/03/12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5rsPIhf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12" calcext:value-type="date">
            <text:p>2000/03/12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2mDm1Z9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19" calcext:value-type="date">
            <text:p>2000/03/19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brambilla</text:p>
          </table:table-cell>
          <table:table-cell office:value-type="string" calcext:value-type="string">
            <text:p>wViZTPl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19" calcext:value-type="date">
            <text:p>2000/03/19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lentini</text:p>
          </table:table-cell>
          <table:table-cell office:value-type="string" calcext:value-type="string">
            <text:p>eynmeTJ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3-19" calcext:value-type="date">
            <text:p>2000/03/19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0Vb8ySP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4-09" calcext:value-type="date">
            <text:p>2000/04/0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/>
          <table:table-cell office:value-type="string" calcext:value-type="string">
            <text:p>8hcHaMn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4-09" calcext:value-type="date">
            <text:p>2000/04/0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paganin</text:p>
          </table:table-cell>
          <table:table-cell office:value-type="string" calcext:value-type="string">
            <text:p>OhFlrWE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4-16" calcext:value-type="date">
            <text:p>2000/04/1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WzTRdHN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4-16" calcext:value-type="date">
            <text:p>2000/04/1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P3weDLa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4-22" calcext:value-type="date">
            <text:p>2000/04/2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I3Y6KD</text:p>
          </table:table-cell>
          <table:table-cell table:number-columns-repeated="56"/>
        </table:table-row>
        <table:table-row table:style-name="ro1">
          <table:table-cell table:style-name="ce2" office:value-type="date" office:date-value="2000-05-07" calcext:value-type="date">
            <text:p>2000/05/07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1999-0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EEFpIf6</text:p>
          </table:table-cell>
          <table:table-cell table:number-columns-repeated="56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office:value-type="string" calcext:value-type="string">
            <text:p>2000/09/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KcLfy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jUmz6T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Sgfoan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DyTEr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nikopolidis</text:p>
          </table:table-cell>
          <table:table-cell office:value-type="string" calcext:value-type="string">
            <text:p>gBtSDK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Q1tzGu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ECDoU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4zEr3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2vKDMt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<text:s/>fLXzoC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bqUFP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18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nCWo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9MePSh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Ui80ZO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0/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4Uj6s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0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9F7eP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BAPiO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JwInPe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08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gvUUB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1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QAe4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BqaQV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doUAcO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sBpI4P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4gFN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HLswPi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CDzCkz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dKs6Zz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gRanAz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KW4Ek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dDp3v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UTj0L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TE69bV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tucJIE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2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E2jAgO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van der sar</text:p>
          </table:table-cell>
          <table:table-cell office:value-type="string" calcext:value-type="string">
            <text:p>GEDII7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hSGOkR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Yh7DIg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rYaT9d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paganin</text:p>
          </table:table-cell>
          <table:table-cell office:value-type="string" calcext:value-type="string">
            <text:p>VZXtAt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MMhQMS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KWWKt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VqNo8C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fNkL2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6fsmXL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LwsDWl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0hAp1B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krHhS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L1vOnD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3/11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blsObp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3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avuNaO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01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GAERp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0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JihJK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4IVIQ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qEkHG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iJ27vt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4/29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dPOcD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7UyPx6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E9Pmq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QsIPf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DX73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rr0dTp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6wy13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zZqqa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jyh6eY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QFmpCH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5/2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hyIZZh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uhwSbZ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jEnea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xAag5z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c4uIb1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IbeOD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MQ4iSU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xd0mAD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xamFa2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rAdsoW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zdTKGc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Wq901K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5EvUe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DYVp4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7UVTR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Z5W3A9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LNWBa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table:number-columns-repeated="2" office:value-type="string" calcext:value-type="string">
            <text:p>amoruso</text:p>
          </table:table-cell>
          <table:table-cell office:value-type="string" calcext:value-type="string">
            <text:p>AgwF3S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09/25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7M4dp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WyCi8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DbyKQ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AENk5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17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DNJvH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Ktb9Id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1800x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yqEec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nO3VsS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ZwwJ2U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hx5P0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tS9Di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Xpa3d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Ft4xlu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irko conte</text:p>
          </table:table-cell>
          <table:table-cell office:value-type="string" calcext:value-type="string">
            <text:p>S3WexA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8IntD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UOnx0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XMgS7Q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AGXl3J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qVq2Q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YBwGDS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lh4ttb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NdoZU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wOEtT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0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4WfX8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4hBMCu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IjvqV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ugFq98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X7f4Yd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asqo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VcJ4Fq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1iPF9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FJqwnI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1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Qd7L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5wHW1L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JS9dD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ORDgU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KoXzq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y5zJ3K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bdYFz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zWtOS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2rC77S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AKXzLR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ZAd7h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FIFSED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4JlEY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7Lmo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ImTgr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kwCB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oT0PBr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ThWQI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6446YQ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n5s7d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hkUxO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yauMqH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X0fCY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5YqFkJ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JAlx5m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XjILT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oNKHgU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9syiL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1V9x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Xko6ev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RqfFr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BzIQi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rantino</text:p>
          </table:table-cell>
          <table:table-cell office:value-type="string" calcext:value-type="string">
            <text:p>D7eEDb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tyCRVo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hBrtG2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3aEGci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17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8nB1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2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KuIR3f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3/3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khXeP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USugNl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zg7oL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E45kx4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OrY6wi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hamot</text:p>
          </table:table-cell>
          <table:table-cell office:value-type="string" calcext:value-type="string">
            <text:p>JItBME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HTUiTg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JfbC8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5Ju9Fc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NCjty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0tHv4K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PTJ4ag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vlPTx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uMLzyW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UEiNp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hBlChZ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8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y3q75g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8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iJNM2V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1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mMB8l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1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4ftlA7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1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fr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2juZNW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18</text:p>
          </table:table-cell>
          <table:table-cell office:value-type="string" calcext:value-type="string">
            <text:p>feyenoor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yzDqI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GXeqq2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lrDmaV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4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P3IFs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4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o30e0V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4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yPjjx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4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M6BrS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4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y67e0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H5DNNb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09/2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OZzQwh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01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OwLT9k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01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hz9teI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06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rN8Zdh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1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9f6HM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2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AyP5cf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29</text:p>
          </table:table-cell>
          <table:table-cell office:value-type="string" calcext:value-type="string">
            <text:p>feyenoor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lyPNu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0/29</text:p>
          </table:table-cell>
          <table:table-cell office:value-type="string" calcext:value-type="string">
            <text:p>feyenoor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Xj7MV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03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kvVEYT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0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qnMBVh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hsS7KG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lMGUfX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3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TrktGD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3</text:p>
          </table:table-cell>
          <table:table-cell office:value-type="string" calcext:value-type="string">
            <text:p>dynamo kyiv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baiocco</text:p>
          </table:table-cell>
          <table:table-cell office:value-type="string" calcext:value-type="string">
            <text:p>5mZ0M9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rv0zu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r5jXj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HbHZEU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1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IfVJdo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2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26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7b6UOJ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1/26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t3kghk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FkggWv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jY240w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kw1HN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baiocco</text:p>
          </table:table-cell>
          <table:table-cell office:value-type="string" calcext:value-type="string">
            <text:p>aZIK0D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1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pivkxx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1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qsnYN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1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ZBUE1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1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lhShG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hzogr4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2/12/22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JX4yh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2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mxTuK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2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pdYFn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2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epLfmZ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2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8zzWe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2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iZ3Lwa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5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eMc5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VTIeA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fRkG9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R7d1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1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PSY9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2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4hG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1/2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T7o4Ni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0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6XIHod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08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PAwa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1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WZcsMm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1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hOD2g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19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WBBD55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22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ybY5lR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22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r8B9oF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2/22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EE23o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guly</text:p>
          </table:table-cell>
          <table:table-cell office:value-type="string" calcext:value-type="string">
            <text:p>MktFLQ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Vy0EKS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SEdqd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0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mhaYwv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2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HOnWry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2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gEq0pN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2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4iVOy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5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pWQUSl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5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ooqj9r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5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2m64u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1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6JFmgO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3/2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W3PhwF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0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omotto</text:p>
          </table:table-cell>
          <table:table-cell office:value-type="string" calcext:value-type="string">
            <text:p>tBqpgT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0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Jyazh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0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SQCLs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1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GY2Vh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1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z4wGNu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fDeh5R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EPLe9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2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HKTYPh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2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RzT8Re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27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4fDYq3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4/27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c54Gk9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06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9e6vb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0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jBBjts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0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hYlnln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4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HbMMJU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4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M75c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4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puaw1d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17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4gh8u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2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2yowXV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2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JEQ9Jk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2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7v9aC9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5/2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r9t4kF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0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trb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LMW4lJ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FwCwzN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kAPtX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VQHbbl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8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YhJ0b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1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0Wn5pd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1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swsQPZ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17</text:p>
          </table:table-cell>
          <table:table-cell office:value-type="string" calcext:value-type="string">
            <text:p>galatasaray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dZn5fp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17</text:p>
          </table:table-cell>
          <table:table-cell office:value-type="string" calcext:value-type="string">
            <text:p>galatasaray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pUmlBz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QCvbW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qUn7zt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27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XrV5C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27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r6kpCa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3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Vd11D4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09/3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ghzmG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0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Ky9ad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0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NKMKQ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18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gS4v99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18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Ipng9R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18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sbVGzs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1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DzbMo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1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Jz5HKO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1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aGKDK0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1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mfqTZ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2VCfX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0/2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EIh3x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0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k1ecC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0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ajOZxY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0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QdMuq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0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hTLf1g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0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lZNpc5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22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aeHJDs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22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MV0Tzr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25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9IPKnw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25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onwuachi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QPqflD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1/2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9XYYG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VQW3UI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FaV6J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DHQsPB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VOa3B2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A5eiFW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FwHhY7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0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L37bqe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gCP3f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ONQLHe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lF4fAa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62vXBU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camoranesi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3/12/21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ppiah</text:p>
          </table:table-cell>
          <table:table-cell office:value-type="string" calcext:value-type="string">
            <text:p>UVObGG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06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gZoZf4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pyabYM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WnMHyJ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5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3NSGiz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5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WQEM6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eAjEMb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7kJVQ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18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v69Si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2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2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8CRfd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2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1QRUSL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1/2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2Visgc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0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APikU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0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8aITXc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0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xlGao2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1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7toZoc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1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7u7n7r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1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fvU8q2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2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bhOsM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29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qBMDxe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29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FZ55WP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2/29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CzjDW2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0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ss7a6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0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F1RQto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0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nc6nG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G3IcX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28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1E4F2m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28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OUio2P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3/28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PrJLFu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0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kily gonzalez</text:p>
          </table:table-cell>
          <table:table-cell office:value-type="string" calcext:value-type="string">
            <text:p>UTDirJ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0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rGLCR2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1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rfbNIH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vDY4YF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g9qTgy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O2PhW3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9xH9Ry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4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klFtOB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09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09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appiah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ykoF5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qxxTFG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al2JC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16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tudor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16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miccol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1sPv4j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5/16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di vai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SkdI0J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10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6p0Sd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10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yZ6m1Y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25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CepBux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25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dWqbLt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25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LFaCui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8/25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84NJ8X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2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78sBX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2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bina</text:p>
          </table:table-cell>
          <table:table-cell office:value-type="string" calcext:value-type="string">
            <text:p>Qox6et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2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Ku55K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5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mWgF4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yk7PA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1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xnN4q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2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XyhJ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2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9ChAa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2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Srmf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HWaml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09/28</text:p>
          </table:table-cell>
          <table:table-cell office:value-type="string" calcext:value-type="string">
            <text:p>maccabi tel aviv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pq97Ch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0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2aD7sx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16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hhJdIU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16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syGqKb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19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U1MB3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23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pNCoOS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23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pgWORo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23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81ZvM7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2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KSEJf9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2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2UxFSB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3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blasi</text:p>
          </table:table-cell>
          <table:table-cell office:value-type="string" calcext:value-type="string">
            <text:p>qd0Tee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3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fiWZQn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0/3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uIsI9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03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5cV3E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0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2QQ9m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1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baHx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14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MMtH3P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23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HzzsI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1QGIGX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1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XpaNX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2/0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TPoUWr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2/0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M6X9w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2/08</text:p>
          </table:table-cell>
          <table:table-cell office:value-type="string" calcext:value-type="string">
            <text:p>maccabi tel aviv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UBUdVl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4/12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5J63T7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0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q2Yqsd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0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XvaLd5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0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v3OO6L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0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SBCpjs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0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eqpqV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1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natali</text:p>
          </table:table-cell>
          <table:table-cell office:value-type="string" calcext:value-type="string">
            <text:p>ut9u79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1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ifCL4T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1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33RDR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1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Hd6B2v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YDkfgn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domizzi</text:p>
          </table:table-cell>
          <table:table-cell office:value-type="string" calcext:value-type="string">
            <text:p>Bg4G0Q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3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3JIjf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1/3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7QBaU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2/1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ob0Cc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2/1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j4bor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2/2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pXeTuU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2/2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emerson</text:p>
          </table:table-cell>
          <table:table-cell table:number-columns-repeated="2"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2/2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issi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bmc5cn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4DWyBu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09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aVFEjd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09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o4Nnr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13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tWgM3K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3/1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KrLj7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05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qFbqf4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CtNfRK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KOnI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jmgpLI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appiah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JL9IQT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yG3GfQ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6ah0Tt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6Vm3A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6c1Cuk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4/24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oIvP36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0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w9eOP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0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g0PCFh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08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HOQAD4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1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9WdZR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1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4wrgxw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2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kapo</text:p>
          </table:table-cell>
          <table:table-cell office:value-type="string" calcext:value-type="string">
            <text:p>FGlur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2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JoODZq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mwUPnt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bpMYv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appiah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jFentA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5/2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jqsGAC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8/2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360M0H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x7yeUw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oZwrVC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W8k3K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uBP95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4</text:p>
          </table:table-cell>
          <table:table-cell office:value-type="string" calcext:value-type="string">
            <text:p>brugg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rq1Pn8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4</text:p>
          </table:table-cell>
          <table:table-cell office:value-type="string" calcext:value-type="string">
            <text:p>brugg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Wtd7sp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8</text:p>
          </table:table-cell>
          <table:table-cell office:value-type="string" calcext:value-type="string">
            <text:p>asc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Sioub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18</text:p>
          </table:table-cell>
          <table:table-cell office:value-type="string" calcext:value-type="string">
            <text:p>asc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odZU91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csTts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FEBlLk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pmYkz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HVfBQO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vrkv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09/2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konZ5s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RZ5E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fZ8SZ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15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cRYMi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18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Wf3IV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dmmWEL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Qd7e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YGnDL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UNbL2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r7CuLS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0/2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VN2pMw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02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csRsIy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02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smgjuK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06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gQZnGK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06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2eyuYq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06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kWBKzB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yKDF5L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sy050g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e5L05R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1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AmHDZV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22</text:p>
          </table:table-cell>
          <table:table-cell office:value-type="string" calcext:value-type="string">
            <text:p>brugg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vMJHjo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27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vfM7MD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27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1OJEL2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1/27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58jXaT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V3ztHm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mL1D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4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UA3Rvg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4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2Z336F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UdeHVD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NzwOG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07</text:p>
          </table:table-cell>
          <table:table-cell office:value-type="string" calcext:value-type="string">
            <text:p>rapid vien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5nR47Q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7UUqD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6bl5Ev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SQw44K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vignati</text:p>
          </table:table-cell>
          <table:table-cell office:value-type="string" calcext:value-type="string">
            <text:p>BmMGod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1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wdI87Y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21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8BJsog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5/12/21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H8x9v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RJTDY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k8By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O3PhFV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qg7Hoi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QvfIy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vI21hJ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xtTWQ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1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KCY7n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2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Q56sXp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2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2Ewpov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h0eNt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9hqZdL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9</text:p>
          </table:table-cell>
          <table:table-cell office:value-type="string" calcext:value-type="string">
            <text:p>asc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0FPJa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9</text:p>
          </table:table-cell>
          <table:table-cell office:value-type="string" calcext:value-type="string">
            <text:p>asc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Ug210G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1/29</text:p>
          </table:table-cell>
          <table:table-cell office:value-type="string" calcext:value-type="string">
            <text:p>asc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GrI1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w2Akl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5orpO1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0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ZkC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1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o0nRSB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1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2QYlUh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18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EZjqux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18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gV9RM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22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UXearO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22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mwCU1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sdxVMk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kovac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IYWH6Y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2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1mkZE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0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bZTEKg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07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BnNvPk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07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V1JO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18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giannichedda</text:p>
          </table:table-cell>
          <table:table-cell office:value-type="string" calcext:value-type="string">
            <text:p>JzY0jl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18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LW03d0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18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FEMBE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3/2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e6K94A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yeDfDc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1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R4aVA1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QFf56q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30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9os6i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30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2Moy3z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4/30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mut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1Kvxr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5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3my4D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5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ibrahimovic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RQTaNP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5/14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kN5ag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5/14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5-06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dbQBR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19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2tbt05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19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oeXU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19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8Zjs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23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94CPX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23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rBwD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27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DoKeUn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27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iannichedda</text:p>
          </table:table-cell>
          <table:table-cell office:value-type="string" calcext:value-type="string">
            <text:p>VQl3s5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8/27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A1GGxr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09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feZm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16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FsJa8d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16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SzTzz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19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2nz1e8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19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umso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co4mk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19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FP6wSC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23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BeZp7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23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XMhBik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23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f4AZpj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23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rfse2w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30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hJ1Ep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09/30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MZ1nk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0/16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tbw3ss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0/21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iiSDxR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0/28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sOylW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01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7gd2kf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01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VOkuTW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06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l8W6xP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11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rnv75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11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jOrJ96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18</text:p>
          </table:table-cell>
          <table:table-cell office:value-type="string" calcext:value-type="string">
            <text:p>albinoleff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cYm05U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sifM4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Ottsy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veWgCF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1/2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fZVWFn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2/0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KYkn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2/09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jQ7S7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2/1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G6Zuot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2/22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xukf7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6/12/22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mUAyz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1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J5QN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1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NOmejJ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20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3hMxmI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20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4vybd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20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PjtVhr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20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MTSn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1/27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b2EbP3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rPEX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W0fixN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7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PO5HZg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7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wIoWTH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7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CA4QOD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7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WJcOWT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17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JGW6nb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2/26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enturioni</text:p>
          </table:table-cell>
          <table:table-cell office:value-type="string" calcext:value-type="string">
            <text:p>YPeTH6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04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Dk0M6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04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juHta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04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YzRqh9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04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bRNeAi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0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riVNZk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3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anFjM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9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jnXMwL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9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pefvZm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9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paro</text:p>
          </table:table-cell>
          <table:table-cell office:value-type="string" calcext:value-type="string">
            <text:p>a251lO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9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Jqseh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19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jinov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VR297Z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3/31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tFl5cy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06</text:p>
          </table:table-cell>
          <table:table-cell office:value-type="string" calcext:value-type="string">
            <text:p>albinoleff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2HOCN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1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gimBH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1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0BvVO4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14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jNFnWV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14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jAxYg5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14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CAU37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2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EZSTY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2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6FK8fs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2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bina</text:p>
          </table:table-cell>
          <table:table-cell office:value-type="string" calcext:value-type="string">
            <text:p>h1CR4f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4/27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oumsong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e8nQg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01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LQNmdy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01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odVQ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0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bAHSIe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0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ZjeI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odBHgT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1ZMl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H6qQf5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9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MiGrCc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9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kQqGp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9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65GGxJ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9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rQsx5B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19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V7gnLr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26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alzaretti</text:p>
          </table:table-cell>
          <table:table-cell office:value-type="string" calcext:value-type="string">
            <text:p>iKdVwV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5/26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d8TMX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6/1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xqLLu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6/10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2006-07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WoaxI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no3ID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vYlnMk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Mq1F6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lqz0Lv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OKN4m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molinaro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6N1ToG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almiron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0flSw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8/2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GQtFA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0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xHlEoT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0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FA5TgH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0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t4x57u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LvGWLt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50VOey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nocerino</text:p>
          </table:table-cell>
          <table:table-cell office:value-type="string" calcext:value-type="string">
            <text:p>unTkRB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rLNRzO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EPRiM2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nocerino</text:p>
          </table:table-cell>
          <table:table-cell office:value-type="string" calcext:value-type="string">
            <text:p>hHkWSj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09/3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IubZa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0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ZTsz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2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rgyaul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27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2028QX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2dfd5C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QxtdCU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0/3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HMBHy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0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hmTyAh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1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mW1JfT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1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19IUm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Xjjf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nBB4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m3cmHg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cLhT5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1/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GVAPz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06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il8O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Ptwj0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u08W9r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KqdCZk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J589zg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23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TWcXp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7/12/23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iW1Vmu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2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trscU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r3D3i4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9017f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866gDh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kIBEN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1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3Cdi8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2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KmkNaL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2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boumsong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EuNMAK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27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8WD9eK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27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J7J4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27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28jeu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3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qDbHrU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1/3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9TbKP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2/03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WFj3hb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2/1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8xWdm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2/1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0lW8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2/1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p3H6oS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2/23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W92sDF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0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h8R7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0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molinaro</text:p>
          </table:table-cell>
          <table:table-cell office:value-type="string" calcext:value-type="string">
            <text:p>ihXfZt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0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FUEDLr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0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O93btI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16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acqOz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2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s4NaIH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3/2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O3SRHd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0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3oqFSC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0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HR90y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Ed5D6p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MUA1S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9Zkve6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EnJY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palladi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qOHdE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1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orrone</text:p>
          </table:table-cell>
          <table:table-cell office:value-type="string" calcext:value-type="string">
            <text:p>hnz6Nu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4HUxTG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RiDPG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jjmL4l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8djyxG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xSzz1I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T2sKpy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QZ5V1b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znC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4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NELq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5/11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HujP7B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5/17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QXwlU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5/17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mt0JY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5/17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igQoL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13</text:p>
          </table:table-cell>
          <table:table-cell office:value-type="string" calcext:value-type="string">
            <text:p>artmed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T8DOy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13</text:p>
          </table:table-cell>
          <table:table-cell office:value-type="string" calcext:value-type="string">
            <text:p>artmed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LIzKqI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13</text:p>
          </table:table-cell>
          <table:table-cell office:value-type="string" calcext:value-type="string">
            <text:p>artmed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56iqD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13</text:p>
          </table:table-cell>
          <table:table-cell office:value-type="string" calcext:value-type="string">
            <text:p>artmed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escljs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13</text:p>
          </table:table-cell>
          <table:table-cell office:value-type="string" calcext:value-type="string">
            <text:p>artmed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6M8mk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8/3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habj5V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1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SY5p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17</text:p>
          </table:table-cell>
          <table:table-cell office:value-type="string" calcext:value-type="string">
            <text:p>zeni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6RMRw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20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oVBUw8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24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O4rQLq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30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MOBwuY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09/30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7cL7R4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0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WKVYQE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18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uwsUTN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21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W2tz4h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21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xlxOxf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2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sKpjLW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2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7FQa2o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0/2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lBWJ0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m9ZOo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T0MI9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ujhQL1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bGB2YZ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3RhdLH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yA7b4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1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bkhmU8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1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UQ3uEL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1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86dG7o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1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okratis</text:p>
          </table:table-cell>
          <table:table-cell office:value-type="string" calcext:value-type="string">
            <text:p>4eFSuc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2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Fw8rmR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2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iBNlZ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2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JoLn2n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1/29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WedBDI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0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QlkK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0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4gqXDq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HLK20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bWIS9C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LgWbHJ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k2uBlA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2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7g2ihr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2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Hn8PP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8/12/2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lkoUu6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11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J7Rl4t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14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1B0ep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14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AjePDV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14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bUHG5W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ellberg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Kyk6JK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24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0c4GvW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2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5FxujX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3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YAGFez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1/3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nAf6k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08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7uvHXR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08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HtdXtQ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1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IoVDyX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tWGdy6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JXfE3Y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2/28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t9XE4H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0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9qWl3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0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S8jEj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WqELZ4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OOxOe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RigDnq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Fb2Jb5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vdd6Zc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UvJw7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OWCXsb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UrEH3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ellberg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0gh2Y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3/2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WeWl1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0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q2L7HB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0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antovani</text:p>
          </table:table-cell>
          <table:table-cell office:value-type="string" calcext:value-type="string">
            <text:p>vr47Mh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0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X6RiA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1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JzZB5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11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KmwlJ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1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A7gM2Q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Vvye88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7LAUx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4/26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rSVuoc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TKApSa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cliXlA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EYxGjm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lHj2WQ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ujiv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oipL7G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22FrJ7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h1CfE6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u8jGLx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5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moXwx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8/1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0otBU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8/24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EbraS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8/3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oRbS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8/3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E9hd0X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8/3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gHtNqo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jo9CG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H9Ck9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15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nnavaro</text:p>
          </table:table-cell>
          <table:table-cell office:value-type="string" calcext:value-type="string">
            <text:p>ilUd6k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1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4HFqdc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1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5dJgot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24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huUOt2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24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kjLSX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09/2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vv4UX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kx8My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1</text:p>
          </table:table-cell>
          <table:table-cell office:value-type="string" calcext:value-type="string">
            <text:p>maccabi haif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lqqv3O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5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vlkSC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GmvZF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jUJ3pR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npCMF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yPQL9J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BoUZ8I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grygera</text:p>
          </table:table-cell>
          <table:table-cell office:value-type="string" calcext:value-type="string">
            <text:p>zZ1uXf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0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qZqg3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3</text:p>
          </table:table-cell>
          <table:table-cell office:value-type="string" calcext:value-type="string">
            <text:p>maccabi haif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78QcRJ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SWtflP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moranes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4yddQ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HMFAr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SClfg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paby3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1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WluvkW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2/0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9yLkaB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2/0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9us7L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2/08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ISYFRb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2/12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DX6p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09/12/2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OtoJez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0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kEs46C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0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astellini</text:p>
          </table:table-cell>
          <table:table-cell office:value-type="string" calcext:value-type="string">
            <text:p>mfMuXv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1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olCxZ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1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AIcuXR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1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15cP3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2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xrzsj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jqDd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1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Ynxyc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06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RyfzXj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14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ztz8xT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14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8rr4uw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14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yIVUJo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18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oY2Bwz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18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Yp3Kzb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2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xYXNN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2/2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ndrev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0IQm4G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andreva</text:p>
          </table:table-cell>
          <table:table-cell office:value-type="string" calcext:value-type="string">
            <text:p>kgO9mG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WiTDLM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in8kyJ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zebi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71TXw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czNzV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GjW99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UmJX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andrev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oFIwpc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18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bktSd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2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ja7Hx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2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Pe34Lp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3/2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LgECSN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4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64wm2u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4/2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R95k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4/2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Xkfrf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4/2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candreva</text:p>
          </table:table-cell>
          <table:table-cell office:value-type="string" calcext:value-type="string">
            <text:p>FR43mK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5/01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y9mDW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5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J6OiBE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5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3dbdbV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7/29</text:p>
          </table:table-cell>
          <table:table-cell office:value-type="string" calcext:value-type="string">
            <text:p>shamrock rover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PAujVc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7/29</text:p>
          </table:table-cell>
          <table:table-cell office:value-type="string" calcext:value-type="string">
            <text:p>shamrock rover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motta</text:p>
          </table:table-cell>
          <table:table-cell office:value-type="string" calcext:value-type="string">
            <text:p>7PV2tc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8/05</text:p>
          </table:table-cell>
          <table:table-cell office:value-type="string" calcext:value-type="string">
            <text:p>shamrock rover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fpE3f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8/19</text:p>
          </table:table-cell>
          <table:table-cell office:value-type="string" calcext:value-type="string">
            <text:p>sturm graz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e02JTr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8/19</text:p>
          </table:table-cell>
          <table:table-cell office:value-type="string" calcext:value-type="string">
            <text:p>sturm graz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amaur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eERcn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8/26</text:p>
          </table:table-cell>
          <table:table-cell office:value-type="string" calcext:value-type="string">
            <text:p>sturm graz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aNcHle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oOYita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mnPm2C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gJ7fy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6</text:p>
          </table:table-cell>
          <table:table-cell office:value-type="string" calcext:value-type="string">
            <text:p>lech pozna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3ic5s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6</text:p>
          </table:table-cell>
          <table:table-cell office:value-type="string" calcext:value-type="string">
            <text:p>lech pozna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YWzej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6</text:p>
          </table:table-cell>
          <table:table-cell office:value-type="string" calcext:value-type="string">
            <text:p>lech poznan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gzDDao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oda</text:p>
          </table:table-cell>
          <table:table-cell office:value-type="string" calcext:value-type="string">
            <text:p>vxOJKn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MK6HS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BeTEAk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1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9V8Dm7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23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otta</text:p>
          </table:table-cell>
          <table:table-cell office:value-type="string" calcext:value-type="string">
            <text:p>Lx4YR1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2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C3BIY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2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urWQGB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2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nainggolan</text:p>
          </table:table-cell>
          <table:table-cell office:value-type="string" calcext:value-type="string">
            <text:p>n75J8g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2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mnIbE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09/30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2VVMq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uNwSr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Wlzwot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HHDGT0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TvE7kY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21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gvm0x0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3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wVjf8Q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0/3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1yQrHd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07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YZNC4t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07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1YYpHP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07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salihamidzic</text:p>
          </table:table-cell>
          <table:table-cell office:value-type="string" calcext:value-type="string">
            <text:p>rSpijF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10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klpf2j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1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yh3hOG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2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jupcxG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2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haQ83h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1/2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XbDKCe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01</text:p>
          </table:table-cell>
          <table:table-cell office:value-type="string" calcext:value-type="string">
            <text:p>lech pozn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EXS7tS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05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ZxJM7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05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95FMRR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05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pAiOx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axetX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1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sissoko</text:p>
          </table:table-cell>
          <table:table-cell office:value-type="string" calcext:value-type="string">
            <text:p>uWyA68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16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giannett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022EM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0/12/1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iaquinta</text:p>
          </table:table-cell>
          <table:table-cell office:value-type="string" calcext:value-type="string">
            <text:p>RgdOif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0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legrottaglie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XpkNLh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13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wtNM9K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13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hBpV5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Fi0H43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07RxN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1/30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g8GbT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2/02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kqS4H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2/0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mBAVbA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2/0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TxnbQ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2/0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tMhi0P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2/1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sorensen</text:p>
          </table:table-cell>
          <table:table-cell office:value-type="string" calcext:value-type="string">
            <text:p>X6mGxE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3/12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Mc600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3/12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a7VD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3/20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Q9ALKz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3/20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BvpqGM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0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rWPzhk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0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grosso</text:p>
          </table:table-cell>
          <table:table-cell office:value-type="string" calcext:value-type="string">
            <text:p>RSvtlL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0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HExAGx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0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A9tuPA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0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Hg3jRe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23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YPJUFq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4/23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iWI3U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0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mZfM9O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SZXrk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o3zQso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22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SZVj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22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aquilani</text:p>
          </table:table-cell>
          <table:table-cell office:value-type="string" calcext:value-type="string">
            <text:p>AIJxqZ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2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L0vhhM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5/2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giandonat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cUeXN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eeGBa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UbOofH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U4w3U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Q1GCrL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1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TSqeXt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2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66jIMV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09/24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krasic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EXpx7k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0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kLoe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0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35ADX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2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zpfuR1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2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XpWLxG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5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JFH9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5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5II7s8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XTaUP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0/2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d4ZH63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0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b6dLQH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0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UDoict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0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8HFpXM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6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b58LrI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li1sa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estigarribia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t61VpO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1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szoXi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2/04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sz7x6Q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2/04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lQb5Q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2/1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estigarribia</text:p>
          </table:table-cell>
          <table:table-cell office:value-type="string" calcext:value-type="string">
            <text:p>AZMKsE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2/18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79Uwp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1/12/18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58MtbD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08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Es3cy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15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Wgjne9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2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o7lDZy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2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tXEyOk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2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UiCH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1/2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rqq8Cj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2/18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ulVXc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2/18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3vr56W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2/18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bxmPRV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6YJEQP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03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YatxS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0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oanaZf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2v9OGw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7bH9v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NEuUjC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Sgz114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1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Do5dGL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2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1g6f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2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zCSJTW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2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N5mVhw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3/2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a5lv8l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Omxj5m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X2StCJ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0GnvD6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CfZjzD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0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TbLgvk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1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sCQPnQ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1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NSaCRx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de ceglie</text:p>
          </table:table-cell>
          <table:table-cell office:value-type="string" calcext:value-type="string">
            <text:p>8phFFF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rIVtia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KINj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i3eZ5o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5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orriell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N3PAwo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9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M2ZkC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9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orriello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acYMkr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9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NWsyC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4/29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ZYYtd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02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gZR6a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5xsI4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anini</text:p>
          </table:table-cell>
          <table:table-cell office:value-type="string" calcext:value-type="string">
            <text:p>dkJtQG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1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borriello</text:p>
          </table:table-cell>
          <table:table-cell office:value-type="string" calcext:value-type="string">
            <text:p>rGmJBD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1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gaJXIn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5/1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CvmsR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Gz2B5h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6BxBl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lIHVP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mESYO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vLbmFU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8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hSkV92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0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zlkLi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0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YjryGy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0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WNS8Q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0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BAH97v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15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wsZj0f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15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fqaqZv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15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YDsIW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19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jsgYgq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19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gbBUgr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2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cDDqB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2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S2Kd4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AKlfaS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7JWkAN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94ueku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09/29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oxGfgq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02</text:p>
          </table:table-cell>
          <table:table-cell office:value-type="string" calcext:value-type="string">
            <text:p>shakhta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5ROAgB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0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3mhbuN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07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MyOB5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2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QKw8dD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2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VKD1n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string" calcext:value-type="string">
            <text:p>nordsjaellan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u3OUC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27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OiV1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KF6HHu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qChtE6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5Ksl1x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07</text:p>
          </table:table-cell>
          <table:table-cell office:value-type="string" calcext:value-type="string">
            <text:p>nordsjaellan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JO9rYR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07</text:p>
          </table:table-cell>
          <table:table-cell office:value-type="string" calcext:value-type="string">
            <text:p>nordsjaellan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ZtiZU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07</text:p>
          </table:table-cell>
          <table:table-cell office:value-type="string" calcext:value-type="string">
            <text:p>nordsjaelland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TKb2u0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07</text:p>
          </table:table-cell>
          <table:table-cell office:value-type="string" calcext:value-type="string">
            <text:p>nordsjaellan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iMPr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Xffq6J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ooQIlD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89L7R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X5JEh3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kBYSXZ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10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21k2O4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lyDHlh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a4BNWX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KWkbpF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0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moNzOz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0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wMI82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0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b5ANsY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05</text:p>
          </table:table-cell>
          <table:table-cell office:value-type="string" calcext:value-type="string">
            <text:p>shakhta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kucher</text:p>
          </table:table-cell>
          <table:table-cell office:value-type="string" calcext:value-type="string">
            <text:p>Hll02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5BIRg1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XhAE0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1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tx4KlF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1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3sZ8h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1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3tFzsF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fzWIv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2Whnw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S1KAgI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0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7itwu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0QpXZ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YF8JXE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13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AqDETk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bflls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RUybmZ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buGRl8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19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lG7KaU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eluso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cyvgJA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2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GKGdXu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1/29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fQzX1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03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76Y2Ww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03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Cqlz7l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nTc9e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E4OCoi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12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peluso</text:p>
          </table:table-cell>
          <table:table-cell office:value-type="string" calcext:value-type="string">
            <text:p>jNeqtw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12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7TIe8c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12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1xDAsf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TmLSY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A3IKAa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2/24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nIL9YY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5nOJWZ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06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bDjF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06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yRSkdz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1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HH4Uw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1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S5miSl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1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YgEVLe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3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I9oWKj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3/30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2xTBj1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06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itrx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06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5xmWMg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y7p6wi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1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7nIfk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doA6g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2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SMQtd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4/2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yjvNhU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5/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8utpr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5/0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bBG5Nk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5/1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O4yoSx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5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xoLI4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5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giaccherini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zDnasd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7/3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crioS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03</text:p>
          </table:table-cell>
          <table:table-cell office:value-type="string" calcext:value-type="string">
            <text:p>la galaxy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ki420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0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CQmny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thPji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iXtBkQ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UMspz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DHzjk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2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LgGfX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QJjxjI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AXaMZQ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XiR0vu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8/3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YHP9La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0JmChD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17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eluso</text:p>
          </table:table-cell>
          <table:table-cell office:value-type="string" calcext:value-type="string">
            <text:p>iEo2Dy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21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721HgA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21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hhiW7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2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9kO4L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2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bernardini</text:p>
          </table:table-cell>
          <table:table-cell office:value-type="string" calcext:value-type="string">
            <text:p>KLmcdS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09/28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JmRsI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02</text:p>
          </table:table-cell>
          <table:table-cell office:value-type="string" calcext:value-type="string">
            <text:p>galatasaray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8HhghV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02</text:p>
          </table:table-cell>
          <table:table-cell office:value-type="string" calcext:value-type="string">
            <text:p>galatasaray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UoQrmn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SHYHcI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9Ezzia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VJBqg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AYll1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nCSXu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23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aXLvl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27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EI4yX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27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jHWgJk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wQPodw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UtVidG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BnWBQF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tCY4U3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02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kVYD9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kXwzNT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ZpSqPM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1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5aSB3I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1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QlX8hC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1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sdFOw2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24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RC6btH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24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vxKTFq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SRhhw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eFvOB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qbfY3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0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0OuKY5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0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luso</text:p>
          </table:table-cell>
          <table:table-cell office:value-type="string" calcext:value-type="string">
            <text:p>aP2QQL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0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DitW8T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ilCb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eluso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nODA1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AcTMy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O56g1v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string" calcext:value-type="string">
            <text:p>avell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W2ALGj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string" calcext:value-type="string">
            <text:p>avell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asYBxf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string" calcext:value-type="string">
            <text:p>avell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quagliarella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IvJB36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2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xAvZk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2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fZxx5f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2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qA0Lej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3/12/22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aFtPlq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0FGLI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Vliapp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uci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GB7vW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X9Vr2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mpGbQ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jYm6R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0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fJBt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REjZ0U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Pfon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nERDY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uuAPeT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1/2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RzYew7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GXCRps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DP79q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02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NaZov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09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nZhs5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09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AX9Oc0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16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YHr62O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16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pZpew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16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4ueqDP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20</text:p>
          </table:table-cell>
          <table:table-cell office:value-type="string" calcext:value-type="string">
            <text:p>trabzonspo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JqOgV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20</text:p>
          </table:table-cell>
          <table:table-cell office:value-type="string" calcext:value-type="string">
            <text:p>trabzonspo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GNPPyn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2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g0PckS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27</text:p>
          </table:table-cell>
          <table:table-cell office:value-type="string" calcext:value-type="string">
            <text:p>trabzonspo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6aQiN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2/27</text:p>
          </table:table-cell>
          <table:table-cell office:value-type="string" calcext:value-type="string">
            <text:p>trabzonspo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OsaYwv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0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A3jiDk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0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GQLzNf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Mdd5j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13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Hcfnn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1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jQZG1T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1IUX02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23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4lzvrH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2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CmkZk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3/26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eGe4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03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duwx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07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TXXAYj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07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6icxrZ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1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ATdwhi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1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umtiti</text:p>
          </table:table-cell>
          <table:table-cell office:value-type="string" calcext:value-type="string">
            <text:p>zn9G06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1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4dABu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1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Z71Km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1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Kvi1a3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24</text:p>
          </table:table-cell>
          <table:table-cell office:value-type="string" calcext:value-type="string">
            <text:p>benfic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ZgCjXI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28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oFEh5V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28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1YtWB0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4/28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LJ6UVt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5/0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503Z2l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5/1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l3ijI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5/17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ilvestri</text:p>
          </table:table-cell>
          <table:table-cell office:value-type="string" calcext:value-type="string">
            <text:p>OSnVxR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5/17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boFs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5/17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Qecc2j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8/30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brighi</text:p>
          </table:table-cell>
          <table:table-cell office:value-type="string" calcext:value-type="string">
            <text:p>zdPRWA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1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cQw1is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1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zJKlF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16</text:p>
          </table:table-cell>
          <table:table-cell office:value-type="string" calcext:value-type="string">
            <text:p>mal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ZEYurU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16</text:p>
          </table:table-cell>
          <table:table-cell office:value-type="string" calcext:value-type="string">
            <text:p>mal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9U10vu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ldNrvA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4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9XxA8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4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jrf7W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4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LalsF1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SQ6D1e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go6kMH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09/2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KRe2g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EHgge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1HHhD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0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JA0q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18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XwT07s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2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00wCXP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0/2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bUWeC8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BaSetI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geIgxp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4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opQAP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4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JoDM1K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4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mRLxB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xlfBX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2t3yK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42gGvJ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rMAiAY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8SMAq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coman</text:p>
          </table:table-cell>
          <table:table-cell office:value-type="string" calcext:value-type="string">
            <text:p>tlP4L7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0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wXE2jn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Hgrty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dibC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RmgDIE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26</text:p>
          </table:table-cell>
          <table:table-cell office:value-type="string" calcext:value-type="string">
            <text:p>mal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OdHbUP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26</text:p>
          </table:table-cell>
          <table:table-cell office:value-type="string" calcext:value-type="string">
            <text:p>mal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gilIfC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3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D7W3g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1/3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1U7TYO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13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YtDG55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18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Bkqjr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18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7s5pF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18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ubqPoz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22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I0NlK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4/12/22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5UZrkO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0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mo2lsn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KW23Ys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zTYuZr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kAe0Aw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VZsD8U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xI8Lph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giovinco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fUb3jJ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DPxYsB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NlbL4q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5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com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ogDyG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WjsB9M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4QRKd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XajVDj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y5qZG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2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tAXzXO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2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uoPLn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1/2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M5pATC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0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kiHPrB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0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xFAiSC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0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t9jh0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1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PWrnj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16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6EpjO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FZs6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RB9uWH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2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6QHzr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2/2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jEyJ4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0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tdaryK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05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D5JhQ9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0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23m1vU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1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L7sKiU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1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JODUkt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1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5q9vAl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1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4hd86z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3/22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cbd77G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04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v5fiDv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04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YHZy8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0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1IGoQ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0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HFbFZ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07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Yq9DSY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14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3yBdJ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RLZPgc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9RVSsB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2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UM0r2Q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2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irlo</text:p>
          </table:table-cell>
          <table:table-cell office:value-type="string" calcext:value-type="string">
            <text:p>5CG2iP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2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kBABcM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4/2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g6mQrw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0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UWxeH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N5AYq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05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tevez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6VRglz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0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1AORlv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13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ty48YV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1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MJ0EY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1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1ZRYs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yWLsNa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at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hBja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2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coman</text:p>
          </table:table-cell>
          <table:table-cell office:value-type="string" calcext:value-type="string">
            <text:p>zTcSlN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2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Qq3UM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2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O8Oyz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30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kNLvlk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5/30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llorente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MTvoDm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6/0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ECY2d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8/0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YfhCoA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8/0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04LoWG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8/3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BSVmGe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12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VEeF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1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Ih1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1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4en8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1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lamanna</text:p>
          </table:table-cell>
          <table:table-cell office:value-type="string" calcext:value-type="string">
            <text:p>OHgYs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19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WmNTE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23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Vms0S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26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lemin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gvcmgl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3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wa9zDY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09/3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JwpZy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0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icmnV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0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GKwp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0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d7eNT6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2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bIggzQ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2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g8LYp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3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AdcdTl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0/3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amdDsK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03</text:p>
          </table:table-cell>
          <table:table-cell office:value-type="string" calcext:value-type="string">
            <text:p>monchengladbach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qorylq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08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TmFQlE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08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xCajfd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08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kBmTU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j13J0x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2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PNhpRj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2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oIqhX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2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cpSqpc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1/2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6wc4jN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04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gentiletti</text:p>
          </table:table-cell>
          <table:table-cell office:value-type="string" calcext:value-type="string">
            <text:p>IH5EX1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04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QcvplR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3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Qdb8E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3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Dhpuj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3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1En1qn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6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sGuuJW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6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fFOl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6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mMsyT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6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BtIWI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9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oyGGAf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9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IFVFyA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5/12/19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2EhO08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0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VkveN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0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LXyVJF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0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XV3V83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OJp7tV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0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Db7aIH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7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BVDCBn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7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KhunQv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7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X8Slf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17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LxT2NY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uDiSW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24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QkrDYJ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27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8nqts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27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KLTD89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27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rrXlmB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30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UXwZOG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30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EwMdh9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30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1GPNx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1/30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1wC7GL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0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de maio</text:p>
          </table:table-cell>
          <table:table-cell office:value-type="string" calcext:value-type="string">
            <text:p>VC89Mr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07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qtSLpl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07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FE89yc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1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VgILEM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23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AH0G2d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23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S6dEz1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Bl3I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2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Q8L5k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0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T3xvS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0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lemin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Bij2Ox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11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YLVR8y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16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vIbY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16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1EAY1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2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zJD6n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2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TxtBr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2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g1q58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3/20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uUVLxO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02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kFP4Ne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tPlv0C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Gcne2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1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zdqrjW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1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0TzjEo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1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2gH2l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16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padoin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KjjMO2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VS1y2N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K8NmTc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eKrozP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24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WBcVrJ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24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JSsN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30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hernanes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V5HR2p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4/30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PWsn4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0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7gPsj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1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evr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WYUpcc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1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i7lB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1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ernanes</text:p>
          </table:table-cell>
          <table:table-cell office:value-type="string" calcext:value-type="string">
            <text:p>VIXOe7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1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EaCOr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14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q5vy5z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5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morat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vP5RLn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7/23</text:p>
          </table:table-cell>
          <table:table-cell office:value-type="string" calcext:value-type="string">
            <text:p>melbourne victory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y5qqB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7/26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suJmWt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7/26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3b87nI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0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zgpxGW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0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9ZZ1XH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0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qklJ9l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SjkX76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rhVfF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8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LCcsUa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1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eMNtq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1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1VkakF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10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13fy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1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ogMkgB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ybPmm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TRJw0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Uxq42T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1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eppitelli</text:p>
          </table:table-cell>
          <table:table-cell office:value-type="string" calcext:value-type="string">
            <text:p>2u79nT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goldaniga</text:p>
          </table:table-cell>
          <table:table-cell office:value-type="string" calcext:value-type="string">
            <text:p>kru3wD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GgSfAz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s24jzf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tLUQR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09/2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2IkAZn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0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ylxYHz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0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lemina</text:p>
          </table:table-cell>
          <table:table-cell office:value-type="string" calcext:value-type="string">
            <text:p>V60iuE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01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bysL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OUFaV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0Q0KSQ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18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MqeM3X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9kG9H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lrrjot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FOUyF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AlCdQM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qhYXe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0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a5XEb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0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OmHHg3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06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c2lCdZ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06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PX2lCe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19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S4T07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19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KdOcVc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19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ernanes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RlFafN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tF5cZ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dbDAV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umKN8W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1/27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x4VDB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4jrLEO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x0q6yu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XfOsli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0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xI7sCD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07</text:p>
          </table:table-cell>
          <table:table-cell office:value-type="string" calcext:value-type="string">
            <text:p>dinamo zagreb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schy0u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1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sqdjhZ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1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S4eCtK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1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QJTj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17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lx0lXK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iCESq6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08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IIODue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08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W1wM3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08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iIbM9w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1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KyxyBU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1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GarB8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1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X47xi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15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4TgPxG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QwI2Iu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OZ9e8a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6m6XzS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QYDYEI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ZRdbwm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1/2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WAG0I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05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wfGBd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08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JbJ42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08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RS40YF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cEjSNs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i2UY7P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Ij7i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SHOS3L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3tp4L7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17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ybBUui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2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pja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pFOSV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2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jf7Khx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korupski</text:p>
          </table:table-cell>
          <table:table-cell office:value-type="string" calcext:value-type="string">
            <text:p>VJA8cg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5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lb69gt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7VABxb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KIhGFF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2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rx38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3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85Elnx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3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nyAzXt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3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hkb2Z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3/14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6o2gPu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A5bcN8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15LbNF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sturaro</text:p>
          </table:table-cell>
          <table:table-cell office:value-type="string" calcext:value-type="string">
            <text:p>OmCNiT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5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yN9tqo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iHuFhN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0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1BGtig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1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uDGvQo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1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SNRdh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1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llLDUU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14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jcBR5B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14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1bLSE7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unoz</text:p>
          </table:table-cell>
          <table:table-cell office:value-type="string" calcext:value-type="string">
            <text:p>pI4GXH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qUx6OS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9cIHq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3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eNOP7w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pinazzola</text:p>
          </table:table-cell>
          <table:table-cell office:value-type="string" calcext:value-type="string">
            <text:p>oBfuzu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4/2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RwSHAB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0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vdVSW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0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87Xj9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06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dLGzIO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09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nrZVb5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09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SRfbp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14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lemin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rDfRT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1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ani alves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tISVF6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1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obh9Fu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20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VjlW5J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20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JkIz2W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20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2HgbTo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2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PGoDy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5/2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gMYRxR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6/03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6-17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RBeOoo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7/2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gS9gF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7/27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AFf8v0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7/27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2vK0Ve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7/27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IbuXWs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7/3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7eXey1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1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g7M4Id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1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vTG2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1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LcUSdC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1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XeZq6F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1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9xo0O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2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4MWB7c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2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J8Mn7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2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zRoMiJ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8/26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A3zDn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hetemaj</text:p>
          </table:table-cell>
          <table:table-cell office:value-type="string" calcext:value-type="string">
            <text:p>JTYZB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zoeak6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09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PLGGJP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16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GmVC6M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16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f4oFhF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16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GJLQzA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pPCGPD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ZC5q8E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qBAv0L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IhkDC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bLpOe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7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DZaNE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09/27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0K5oX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0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YN8f4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0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H23jgt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14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h4SGq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18</text:p>
          </table:table-cell>
          <table:table-cell office:value-type="string" calcext:value-type="string">
            <text:p>sporting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uAU2cQ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18</text:p>
          </table:table-cell>
          <table:table-cell office:value-type="string" calcext:value-type="string">
            <text:p>sporting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ZLszg9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amir</text:p>
          </table:table-cell>
          <table:table-cell office:value-type="string" calcext:value-type="string">
            <text:p>Ae1CQ1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QngJux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0d8D3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7Uv8fZ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7e1WL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2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ZwMCCf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5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tsn38f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5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QpQMxq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5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VwGMH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5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fLPyv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8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KKEUAk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28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asamoah</text:p>
          </table:table-cell>
          <table:table-cell office:value-type="string" calcext:value-type="string">
            <text:p>Xd6YR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0/31</text:p>
          </table:table-cell>
          <table:table-cell office:value-type="string" calcext:value-type="string">
            <text:p>sporting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ebyLJT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05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UY8vDD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05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JYaArN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19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VhSjI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19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9qkiOx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26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barzagli</text:p>
          </table:table-cell>
          <table:table-cell office:value-type="string" calcext:value-type="string">
            <text:p>WzCev2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26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SAVr0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1/26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NMkWo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0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6ja5PX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05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16V9Aj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05</text:p>
          </table:table-cell>
          <table:table-cell office:value-type="string" calcext:value-type="string">
            <text:p>olympiako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FCcF0X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1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LVAsiz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1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VMPWNu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1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8ceD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2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ktinA0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2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WZ8dUT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2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13AgV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30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BjADH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30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OwhT7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7/12/30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Aas6V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0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2nvAv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03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X9hsy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kYYch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22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Vr3puh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mQxnZF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FRWtCr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1/3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9AUuGr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hDINO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ek2V1M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c305u3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Pz7EAX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B11Ntf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zpcl3A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ySe89M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8RkuE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0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iAfO4y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13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JZmgIR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13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7HhJe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17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xsGMeU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2/28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aZK3K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03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Kxp1hE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07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RUmJVa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07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zweYgQ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1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ItlWUq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1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lMEzUk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1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ZDjFYz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1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HFOs6a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3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TIGT80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3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1LUSQS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3/3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7nEjaG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06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zzeYbf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06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3TUBS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06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KEVKr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06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ok03T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1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heaP88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1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p5b5i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1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1Ak8Q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2H69IB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owed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xYydj2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mfs5B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18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qNBtMl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2QAPUR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skriniar</text:p>
          </table:table-cell>
          <table:table-cell office:value-type="string" calcext:value-type="string">
            <text:p>pykGFa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4/2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4d0rt4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de maio</text:p>
          </table:table-cell>
          <table:table-cell office:value-type="string" calcext:value-type="string">
            <text:p>EPhtzs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z41Cb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5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ot9Fzq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cs3fEg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52oC9i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FCROw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kalinic</text:p>
          </table:table-cell>
          <table:table-cell office:value-type="string" calcext:value-type="string">
            <text:p>PBr3U1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VBY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5/1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7-18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KgpCMO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7/25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favilli</text:p>
          </table:table-cell>
          <table:table-cell office:value-type="string" calcext:value-type="string">
            <text:p>marchisio</text:p>
          </table:table-cell>
          <table:table-cell office:value-type="string" calcext:value-type="string">
            <text:p>6SKi6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7/25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favill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qejx7Q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7/28</text:p>
          </table:table-cell>
          <table:table-cell office:value-type="string" calcext:value-type="string">
            <text:p>benfic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lemenza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hwnG8j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01</text:p>
          </table:table-cell>
          <table:table-cell office:value-type="string" calcext:value-type="string">
            <text:p>mls allstar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llstar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favilli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D44hzP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04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YBCZYn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1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Ux4vrt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1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8xNRdF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18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R4bl5m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2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iMeVQ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8/25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rwHDP3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0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WoGVV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0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wmdyqU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16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geJTL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16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8IVD6p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19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xzpmG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19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WRpU2S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3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m9GZQ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3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KpxmPh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ZJ4E1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6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zHIRs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FNApzA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GTfJ25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09/29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1dIWNJ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02</text:p>
          </table:table-cell>
          <table:table-cell office:value-type="string" calcext:value-type="string">
            <text:p>young boy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ztSS5V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02</text:p>
          </table:table-cell>
          <table:table-cell office:value-type="string" calcext:value-type="string">
            <text:p>young boy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cGUQx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02</text:p>
          </table:table-cell>
          <table:table-cell office:value-type="string" calcext:value-type="string">
            <text:p>young boys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8nF8x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lj4Gxd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lmgwh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2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jN7qf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23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5ztqe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27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nTFEG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0/27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HtG5x2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03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9wuTJ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03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bradaric</text:p>
          </table:table-cell>
          <table:table-cell office:value-type="string" calcext:value-type="string">
            <text:p>8CO6IX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03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tlKDin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07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qp22Rj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1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Gq9vxT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1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SKpiF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24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qDIkWv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24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0khg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1/27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May4l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0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S1rAJd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0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n6i3ei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0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WlACHG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07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6ngJGj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12</text:p>
          </table:table-cell>
          <table:table-cell office:value-type="string" calcext:value-type="string">
            <text:p>young boys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8FpD2h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1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THGClg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yxiBV0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2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djimsiti</text:p>
          </table:table-cell>
          <table:table-cell office:value-type="string" calcext:value-type="string">
            <text:p>9JKJU7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26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H6B8N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zVCj5o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8/12/2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sa6bS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mvgz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1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Za8tO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1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lhI5Yo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2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LBWj9W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2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ZXh0of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21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0eV2k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IZqgY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1/2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kN9x0Y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uB173p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ugani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VdZDsH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duCzpQ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8pwW8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xvC1ms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09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e7gHq1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15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wCOodE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15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vMI1WE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15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pFVAeg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2/2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CkIog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Lr4yn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YEtkbO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SSyGj0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3hliy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5QHHlf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08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t6Hlrd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12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pXXPcc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12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rhHlx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12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gWy8wB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3/30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JKD6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0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FZeMkg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0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B6XV3L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ewxbA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JJfmSo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10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Me849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13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kean</text:p>
          </table:table-cell>
          <table:table-cell office:value-type="string" calcext:value-type="string">
            <text:p>cancelo</text:p>
          </table:table-cell>
          <table:table-cell office:value-type="string" calcext:value-type="string">
            <text:p>hU9MMk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16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BEvoy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vPdAV4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20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pezzella</text:p>
          </table:table-cell>
          <table:table-cell office:value-type="string" calcext:value-type="string">
            <text:p>VVfO4E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4/27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a33fzf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5/02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spinazzola</text:p>
          </table:table-cell>
          <table:table-cell office:value-type="string" calcext:value-type="string">
            <text:p>2HjALa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5/1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FUBCpq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1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fZc9M7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1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e sciglio</text:p>
          </table:table-cell>
          <table:table-cell office:value-type="string" calcext:value-type="string">
            <text:p>M43XrA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8cg5ud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6</text:p>
          </table:table-cell>
          <table:table-cell office:value-type="string" calcext:value-type="string">
            <text:p>kleague allstar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muratore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fbEcwd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6</text:p>
          </table:table-cell>
          <table:table-cell office:value-type="string" calcext:value-type="string">
            <text:p>kleague allstars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YDw2hx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7/26</text:p>
          </table:table-cell>
          <table:table-cell office:value-type="string" calcext:value-type="string">
            <text:p>kleague allstars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mandzukic</text:p>
          </table:table-cell>
          <table:table-cell office:value-type="string" calcext:value-type="string">
            <text:p>YdxmFm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11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XOKnK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18</text:p>
          </table:table-cell>
          <table:table-cell office:value-type="string" calcext:value-type="string">
            <text:p>tries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Y2oKlo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2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hiellin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OuhGTc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8wE849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APoc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vSc3nS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8/3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koulibaly</text:p>
          </table:table-cell>
          <table:table-cell office:value-type="string" calcext:value-type="string">
            <text:p>Sx4hfs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18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SKqa6z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18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903yYS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1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FzUAfE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1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9OS21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4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Gfspqq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4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PDP0Q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8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wHc31R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09/28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WxSHe6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0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MvlV8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0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Gx3es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0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XSgjL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0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R64hGd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06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cqxSKv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1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Vu5B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19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w43FX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22</text:p>
          </table:table-cell>
          <table:table-cell office:value-type="string" calcext:value-type="string">
            <text:p>lokomotiv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FNSskj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22</text:p>
          </table:table-cell>
          <table:table-cell office:value-type="string" calcext:value-type="string">
            <text:p>lokomotiv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4fOp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spMiH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3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8eMbGy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0/3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cl47g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02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e ligt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ODtA0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06</text:p>
          </table:table-cell>
          <table:table-cell office:value-type="string" calcext:value-type="string">
            <text:p>lokomotiv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kmfuR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06</text:p>
          </table:table-cell>
          <table:table-cell office:value-type="string" calcext:value-type="string">
            <text:p>lokomotiv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hNpMOC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1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3Bn3dU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2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ArsGsY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2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HzrfbA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2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Ua8T2P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1/26</text:p>
          </table:table-cell>
          <table:table-cell office:value-type="string" calcext:value-type="string">
            <text:p>atletic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zL2Cij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01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3nXmh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01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8pwpN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07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uIJwh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9K9Ub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QOHble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aTtox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6jdmr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demiral</text:p>
          </table:table-cell>
          <table:table-cell office:value-type="string" calcext:value-type="string">
            <text:p>xCk5u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la61Aw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18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8Cl46k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12/22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uper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xEnc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zsWIb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wVCKP1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8n06cs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0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BaC36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emiral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xtBKfk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YFHV9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S6alt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p5s9x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K052heO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FEsS13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4YlGc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19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gXALQ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CIcKG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c3orm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22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onucci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0fQo7z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1/26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2U8I1Q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0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8PZLl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0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73BEC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02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e ligt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MkHYxx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0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Gj2Xm2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1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xB89W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1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EprQZG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16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V0dOfK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22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oND1cU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2/22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0Pqr2Q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3/0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o5TaFpv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3/08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qmrZkE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ErqcoF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TqqLmR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RxUJM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bFPjOQ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E7VANK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26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e ligt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TvRJz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3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pYiMHj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3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j36RxM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6/30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2Bh50A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ZfCQGWj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kEKfvZ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LWrmGC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djidji</text:p>
          </table:table-cell>
          <table:table-cell office:value-type="string" calcext:value-type="string">
            <text:p>FQxCTZ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abio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gILgfw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07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u0NRl8Q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1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Q8sEKGH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11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8KkYom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BROo2B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4KyDt4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15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bentancur</text:p>
          </table:table-cell>
          <table:table-cell office:value-type="string" calcext:value-type="string">
            <text:p>WpiwZM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LbD2SJ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2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fj4m6J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23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de lig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3k2yU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janic</text:p>
          </table:table-cell>
          <table:table-cell office:value-type="string" calcext:value-type="string">
            <text:p>nlKRAn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7/26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Q3TtF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08/0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rabiot</text:p>
          </table:table-cell>
          <table:table-cell office:value-type="string" calcext:value-type="string">
            <text:p>3SrYpSx</text:p>
          </table:table-cell>
          <table:table-cell table:number-columns-repeated="56"/>
        </table:table-row>
        <table:table-row table:style-name="ro1" table:number-rows-repeated="10466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G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2:27:37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aham Bae</meta:initial-creator>
    <meta:creation-date>2020-08-08T07:42:14.265000000</meta:creation-date>
    <dc:date>2020-08-10T04:02:22.194000000</dc:date>
    <dc:creator>Graham Bae</dc:creator>
    <meta:editing-duration>PT18H2M16S</meta:editing-duration>
    <meta:editing-cycles>83</meta:editing-cycles>
    <meta:generator>LibreOffice/7.0.0.3$Windows_X86_64 LibreOffice_project/8061b3e9204bef6b321a21033174034a5e2ea88e</meta:generator>
    <meta:document-statistic meta:table-count="1" meta:cell-count="15599" meta:object-count="0"/>
  </office:meta>
</office:document-meta>
</file>